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3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3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7T22:22:49.252397121</dc:date>
    <meta:editing-duration>PT20H41M23S</meta:editing-duration>
    <meta:editing-cycles>21</meta:editing-cycles>
    <meta:generator>LibreOffice/7.3.7.2$Linux_X86_64 LibreOffice_project/30$Build-2</meta:generator>
    <meta:document-statistic meta:table-count="1" meta:cell-count="92" meta:object-count="0"/>
  </office:meta>
</office:document-meta>
</file>